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indent="0.5in"/>
    </style:style>
    <style:style style:name="P2" style:parent-style-name="Normal" style:family="paragraph">
      <style:paragraph-properties fo:text-indent="0.5in"/>
    </style:style>
    <style:style style:name="P3" style:parent-style-name="Normal" style:family="paragraph">
      <style:paragraph-properties fo:text-indent="0.5in"/>
    </style:style>
    <style:style style:name="P4" style:parent-style-name="Normal" style:family="paragraph">
      <style:paragraph-properties fo:text-indent="0.5in"/>
    </style:style>
    <style:style style:name="P5" style:parent-style-name="Normal" style:family="paragraph">
      <style:paragraph-properties fo:text-indent="0.5in"/>
    </style:style>
  </office:automatic-styles>
  <office:body>
    <office:text text:use-soft-page-breaks="true">
      <text:p text:style-name="P1">I’ll be moving to Baltimore in late June or early July. My wife is attending graduate school at University of Maryland- Baltimore County. Our move date is flexible, but we’re hoping to<text:s/>move to Baltimore as soon as possible after I graduate in May.</text:p>
      <text:p text:style-name="P2">To address why my Computer Science bachelor’s degree only required two years, I also have a bachelors from the University of Minnesota in Philosophy. Because the Liberal Arts requirements for<text:s/>both degrees overlapped heavily, receiving my second bachelor’s in Computer Science only required completion of the courses that were part of the Computer Science major track.</text:p>
      <text:p text:style-name="P3">Because of the shortened schedule, I was unable to obtain any internships prior<text:s/>to graduating. I only had one summer for a traditional internship and because of the realities of having to pay for living expenses, I chose to work at my current position that I’m also able to continue to work at during the school year.</text:p>
      <text:p text:style-name="P4">I’ve attempted to<text:s/>correct for this lack of work experience through personal projects and becoming Java Oracle Certified Associate (1Z0-808) certified. My personal projects include a game built through Unity, where the logic is written in C# and an information center display<text:s/>built using Python and TKinter. I’m also working towards passing the Java Oracle Certified Professional (1Z0-808) exam.</text:p>
      <text:p text:style-name="P5">During my course at the University of Minnesota, I’ve had experience with both the Waterfall and Iterative approaches to development. I’ve also had to utilized UML diagramming to demonstrate design decisions and as references in development. Git was used extensively throughout my course, individually and in team-based projects.</text:p>
      <text:p text:style-name="Normal"/>
      <text:p text:style-name="Normal">Prior to becoming interested in Computer Science, I was interested in the healthcare field. At the start of my higher education, I had<text:s/>hopes of going to medical school. As time progressed however, I became more disillusioned with the current practice of medicine and began to see the potential of increased integration of technology into the medical field. Both my time at Mary T. Inc and Virtual Radiologic Professionals showed me how integral information technology is to providing exceptional medical care.</text:p>
      <text:p text:style-name="Normal"/>
      <text:p text:style-name="Normal">As a recent graduate I'm excited to start working in the field and I believe that Information Technology is the greatest source of potential progress available to any business today. Because I have experience working in a corporate environment, I have first had experience with how new technologies can improve workflows and decision making.</text:p>
      <text:p text:style-name="Normal"/>
      <text:p text:style-name="Normal">While at Virtual Radiologic Professionals, I helped with the client-side on boarding of a new credentialing database software. There were challenges with training all users on the new system, but once integrated into everyone's workflows, the system helped people on every team. From decreasing the steps required to complete tasks to increasing the amount of information available to make informed decisions.</text:p>
      <text:p text:style-name="Normal"/>
      <text:p text:style-name="Normal">During my time in school and doing personal projects, evaluating the performance and fixing issues in my code is my favorite part of programming. Being able to understand the source of a bug and removing<text:s/><text:soft-page-break/>it from the system is extremely satisfying. I look forward to being able to getting to expand that experience with the knowledge that fixing in issue in the system also fixes an issue for a client.</text:p>
      <text:p text:style-name="Normal"/>
      <text:p text:style-name="Normal"/>
      <text:p text:style-name="Normal">Address lack of internships</text:p>
      <text:p text:style-name="Normal">Address only 2 years in school</text:p>
      <text:p text:style-name="Normal">Experience working in healthcare</text:p>
      <text:p text:style-name="Normal">Desire to work in healthc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ob Scherber</meta:initial-creator>
    <dc:creator>Jacob Scherber</dc:creator>
    <meta:creation-date>2018-03-17T01:19:00Z</meta:creation-date>
    <dc:date>2018-03-17T23:13:00Z</dc:date>
    <meta:template xlink:href="Normal.dotm" xlink:type="simple"/>
    <meta:editing-cycles>10</meta:editing-cycles>
    <meta:editing-duration>PT1800S</meta:editing-duration>
    <meta:document-statistic meta:page-count="2" meta:paragraph-count="6" meta:word-count="514" meta:character-count="3444" meta:row-count="24" meta:non-whitespace-character-count="2936"/>
  </office:meta>
</office:document-meta>
</file>